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899" officeooo:paragraph-rsid="00084899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4899" officeooo:paragraph-rsid="0008489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fbb1" officeooo:paragraph-rsid="000cfbb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4899" officeooo:paragraph-rsid="00084899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83f8d" officeooo:paragraph-rsid="00084899"/>
    </style:style>
    <style:style style:name="P6" style:family="paragraph" style:parent-style-name="Standard">
      <style:text-properties officeooo:rsid="001a4ad3" officeooo:paragraph-rsid="001a4ad3"/>
    </style:style>
    <style:style style:name="P7" style:family="paragraph" style:parent-style-name="Standard">
      <style:text-properties officeooo:rsid="001c9492" officeooo:paragraph-rsid="001c9492"/>
    </style:style>
    <style:style style:name="P8" style:family="paragraph" style:parent-style-name="Standard" style:list-style-name="L1">
      <style:text-properties officeooo:rsid="00084899" officeooo:paragraph-rsid="00084899"/>
    </style:style>
    <style:style style:name="P9" style:family="paragraph" style:parent-style-name="Standard" style:list-style-name="L1">
      <style:text-properties officeooo:rsid="001121fb" officeooo:paragraph-rsid="001121fb"/>
    </style:style>
    <style:style style:name="P10" style:family="paragraph" style:parent-style-name="Standard" style:list-style-name="L1">
      <style:text-properties officeooo:rsid="000a2a68" officeooo:paragraph-rsid="000a2a68"/>
    </style:style>
    <style:style style:name="P11" style:family="paragraph" style:parent-style-name="Standard" style:list-style-name="L1">
      <style:text-properties officeooo:rsid="000c1f02" officeooo:paragraph-rsid="000c1f02"/>
    </style:style>
    <style:style style:name="P12" style:family="paragraph" style:parent-style-name="Standard" style:list-style-name="L1">
      <style:text-properties officeooo:rsid="0010d732" officeooo:paragraph-rsid="0010d732"/>
    </style:style>
    <style:style style:name="P13" style:family="paragraph" style:parent-style-name="Standard">
      <style:text-properties officeooo:rsid="001c9492" officeooo:paragraph-rsid="001c9492"/>
    </style:style>
    <style:style style:name="P14" style:family="paragraph" style:parent-style-name="Standard">
      <style:text-properties officeooo:rsid="00183f8d" officeooo:paragraph-rsid="00084899"/>
    </style:style>
    <style:style style:name="T1" style:family="text">
      <style:text-properties officeooo:rsid="000c1f02"/>
    </style:style>
    <style:style style:name="T2" style:family="text">
      <style:text-properties officeooo:rsid="000cfbb1"/>
    </style:style>
    <style:style style:name="T3" style:family="text">
      <style:text-properties officeooo:rsid="00255e00"/>
    </style:style>
    <style:style style:name="T4" style:family="text">
      <style:text-properties officeooo:rsid="002bc9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nsenet Training insights:</text:p>
      <text:p text:style-name="P2"/>
      <text:p text:style-name="P3">Run 0: → batch size 8</text:p>
      <text:list xml:id="list1479728418" text:style-name="L1">
        <text:list-item>
          <text:p text:style-name="P8">We need → low zero sample drop rate → 0.2 leads to many degenerate solutions</text:p>
          <text:list>
            <text:list-item>
              <text:p text:style-name="P9">Maybe 0.025 and 0.05 was too low → try with 0.1 we want it to also learn when to predict zero !</text:p>
            </text:list-item>
          </text:list>
        </text:list-item>
        <text:list-item>
          <text:p text:style-name="P10">1 layer with 128 seems to be unde<text:span text:style-name="T1">rfitting → doesnt’t have the power to fit it predicts too low</text:span></text:p>
        </text:list-item>
        <text:list-item>
          <text:p text:style-name="P11">256 x 64 →<text:span text:style-name="T2">Does better but now is a bit too wild</text:span></text:p>
        </text:list-item>
        <text:list-item>
          <text:p text:style-name="P12">Including lecture seems to make it better, but also more complex</text:p>
        </text:list-item>
      </text:list>
      <text:p text:style-name="P1"/>
      <text:p text:style-name="P1"/>
      <text:p text:style-name="P7">Run 3: <text:span text:style-name="T3">MAE</text:span>:</text:p>
      <text:p text:style-name="P7">tensor([47, 35, 52, 28, 53])</text:p>
      <text:p text:style-name="P5"><text:span text:style-name="T4">[</text:span>(3, 28), (3, 47), (3, 35), (3, 52), (3, 91), (3, 38), (3, 20), (3, 44), (3, 92), (3, 31)]</text:p>
      <text:p text:style-name="P5">[tensor(0.0353), tensor(0.0356), tensor(0.0357), tensor(0.0365), tensor(0.0380), tensor(0.0388), tensor(0.0391), tensor(0.0391), tensor(0.0393), tensor(0.0395)]</text:p>
      <text:p text:style-name="P5"/>
      <text:p text:style-name="P6">Run 5: MAPE</text:p>
      <text:p text:style-name="P1">tensor([5, 4, 0, 2, 3])</text:p>
      <text:p text:style-name="P1">[(tensor(5), tensor(5)), (tensor(5), tensor(4)), (tensor(5), tensor(0)), (tensor(5), tensor(2)), (tensor(5), tensor(3))]</text:p>
      <text:p text:style-name="P1">[tensor(4305.5103), tensor(4362.9199), tensor(24228.9414), tensor(25702.9453), tensor(27764.1836)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0.501315865</meta:creation-date>
    <dc:date>2024-09-10T22:09:01.242027278</dc:date>
    <meta:editing-duration>PT6H59M47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54" meta:character-count="970" meta:non-whitespace-character-count="836"/>
  </office:meta>
</office:document-meta>
</file>